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3" draw:id="id3" draw:layer="layout" svg:width="4.953cm" svg:height="2.286cm" svg:x="13.446cm" svg:y="2.778cm">
              <text:p text:style-name="P1"><text:span text:style-name="T1">Evaluate </text:span><text:span text:style-name="T2">criticality</text:span></text:p>
              <text:list text:style-name="L1">
                <text:list-item>
                  <text:p text:style-name="P1"><text:span text:style-name="T1">Cross references</text:span></text:p>
                </text:list-item>
                <text:list-item>
                  <text:p text:style-name="P1"><text:span text:style-name="T1">SP 800-53 def</text:span></text:p>
                </text:list-item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2" xml:id="id5" draw:id="id5" draw:layer="layout" svg:width="4.953cm" svg:height="3.048cm" svg:x="19.923cm" svg:y="6.588cm">
              <text:p text:style-name="P2">ICS<text:line-break/>overlay<text:line-break/>applies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" draw:text-style-name="P2" xml:id="id4" draw:id="id4" draw:layer="layout" svg:width="4.953cm" svg:height="3.048cm" svg:x="19.923cm" svg:y="2.397cm">
              <text:p text:style-name="P2">Security<text:line-break/>control is<text:line-break/>critical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" draw:text-style-name="P3" xml:id="id6" draw:id="id6" draw:layer="layout" svg:width="4.953cm" svg:height="2.286cm" svg:x="13.446cm" svg:y="6.969cm">
              <text:p text:style-name="P3"><text:span text:style-name="T1">Apply ICS overlay</text:span><text:span text:style-name="T1"><text:line-break/></text:span><text:span text:style-name="T1">tailo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3" xml:id="id7" draw:id="id7" draw:layer="layout" svg:width="4.953cm" svg:height="2.286cm" svg:x="8.112cm" svg:y="6.969cm">
              <text:p text:style-name="P3"><text:span text:style-name="T1">Apply additional</text:span><text:span text:style-name="T1"><text:line-break/></text:span><text:span text:style-name="T1">tailoring if needed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3" xml:id="id1" draw:id="id1" draw:layer="layout" svg:width="4.953cm" svg:height="2.286cm" svg:x="2.778cm" svg:y="2.778cm">
              <text:p text:style-name="P3"><text:span text:style-name="T1">Select Profile</text:span><text:span text:style-name="T1"><text:line-break/></text:span><text:span text:style-name="T1">subcategorie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3" xml:id="id2" draw:id="id2" draw:layer="layout" svg:width="4.953cm" svg:height="2.286cm" svg:x="8.112cm" svg:y="2.778cm">
              <text:p text:style-name="P3"><text:span text:style-name="T1">Select security</text:span><text:span text:style-name="T1"><text:line-break/></text:span><text:span text:style-name="T1">control from</text:span><text:span text:style-name="T1"><text:line-break/></text:span><text:span text:style-name="T1">informative ref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2" draw:text-style-name="P2" draw:layer="layout" draw:type="line" svg:x1="7.731cm" svg:y1="3.921cm" svg:x2="8.112cm" svg:y2="3.921cm" draw:start-shape="id1" draw:start-glue-point="7" draw:end-shape="id2" draw:end-glue-point="5" svg:d="M7731 3921h381">
              <text:p/>
            </draw:connector>
            <draw:connector draw:style-name="gr2" draw:text-style-name="P2" draw:layer="layout" draw:type="line" svg:x1="13.065cm" svg:y1="3.921cm" svg:x2="13.573cm" svg:y2="3.921cm" draw:start-shape="id2" draw:start-glue-point="7" svg:d="M13065 3921h508">
              <text:p/>
            </draw:connector>
            <draw:connector draw:style-name="gr2" draw:text-style-name="P2" draw:layer="layout" draw:type="line" svg:x1="18.399cm" svg:y1="3.921cm" svg:x2="19.923cm" svg:y2="3.921cm" draw:start-shape="id3" draw:end-shape="id4" svg:d="M18399 3921h1524">
              <text:p/>
            </draw:connector>
            <draw:connector draw:style-name="gr3" draw:text-style-name="P2" draw:layer="layout" draw:type="line" svg:x1="22.4cm" svg:y1="5.445cm" svg:x2="22.4cm" svg:y2="6.588cm" draw:start-shape="id4" draw:start-glue-point="6" draw:end-shape="id5" draw:end-glue-point="4" svg:d="M22400 5445v1143">
              <text:p text:style-name="P2">yes</text:p>
            </draw:connector>
            <draw:connector draw:style-name="gr3" draw:text-style-name="P2" draw:layer="layout" draw:type="line" svg:x1="19.923cm" svg:y1="8.112cm" svg:x2="18.399cm" svg:y2="8.112cm" draw:start-shape="id5" draw:start-glue-point="5" draw:end-shape="id6" svg:d="M19923 8112h-1524">
              <text:p text:style-name="P2">yes</text:p>
            </draw:connector>
            <draw:connector draw:style-name="gr2" draw:text-style-name="P2" draw:layer="layout" draw:type="line" svg:x1="13.446cm" svg:y1="8.112cm" svg:x2="13.065cm" svg:y2="8.112cm" draw:start-shape="id6" draw:start-glue-point="5" draw:end-shape="id7" svg:d="M13446 8112h-381">
              <text:p/>
            </draw:connector>
            <draw:connector draw:style-name="gr3" draw:text-style-name="P2" draw:layer="layout" draw:type="line" svg:x1="10.589cm" svg:y1="6.969cm" svg:x2="10.589cm" svg:y2="5.064cm" draw:start-shape="id7" draw:start-glue-point="4" draw:end-shape="id2" draw:end-glue-point="6" svg:d="M10589 6969v-1905">
              <text:p/>
            </draw:connector>
            <draw:connector draw:style-name="gr3" draw:text-style-name="P2" draw:layer="layout" draw:line-skew="-0.121cm" svg:x1="22.4cm" svg:y1="9.636cm" svg:x2="10.589cm" svg:y2="9.255cm" draw:start-shape="id5" draw:start-glue-point="6" draw:end-shape="id7" draw:end-glue-point="6" svg:d="M22400 9636v381h-11811v-762">
              <text:p text:style-name="P2">no</text:p>
            </draw:connector>
            <draw:connector draw:style-name="gr3" draw:text-style-name="P2" draw:layer="layout" draw:line-skew="0.12cm" svg:x1="22.4cm" svg:y1="2.397cm" svg:x2="10.589cm" svg:y2="2.778cm" draw:start-shape="id4" draw:start-glue-point="4" draw:end-shape="id2" draw:end-glue-point="4" svg:d="M22400 2397v-381h-11811v762">
              <text:p text:style-name="P2">no</text:p>
            </draw:connector>
          </draw:g>
          <draw:rect draw:style-name="gr4" draw:text-style-name="P2" draw:layer="layout" svg:width="22.479cm" svg:height="8.509cm" svg:x="2.524cm" svg:y="1.76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Lubell</meta:initial-creator>
    <meta:creation-date>2016-04-11T11:57:03.90</meta:creation-date>
    <dc:date>2016-04-12T11:14:50.61</dc:date>
    <dc:creator>Joshua Lubell</dc:creator>
    <meta:editing-duration>PT20H46M49S</meta:editing-duration>
    <meta:editing-cycles>14</meta:editing-cycles>
    <meta:generator>OpenOffice/4.1.2$Win32 OpenOffice.org_project/412m3$Build-9782</meta:generator>
    <meta:document-statistic meta:object-count="19"/>
  </office:meta>
</office:document-meta>
</file>